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officeooo:rsid="0002525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lan personnel – PITIOT Billy</text:p>
      <text:p text:style-name="Standard"/>
      <text:p text:style-name="Text_20_body"><text:tab/>J'ai participé au projet en tant que Responsable Qualité. En cela mon rôle a été de relire les documents pour trouver les fautes d'orthographe et de cohérence et de mettre ensemble tous les documents éparses créés par le reste de l'équipe. J'ai aussi participé à la rédaction des livrables en tant que membre de l'équipe. Mon statut m'a donc permis d'avoir une vue globale sur le projet d'un point de vue gestion de projet et sur le contenu produit et la façon de le produire. Ce fut très intéressant.</text:p>
      <text:p text:style-name="Text_20_body"><text:tab/>Le plus dur fut de rester motivé tout au long du projet. Heureusement, la chef de projet a su nous motiver et les deadlines imposées ont toujours été suivies à quelques jours près. Le fait d'avoir des étapes clairement définies <text:span text:style-name="T1">dans le sujet</text:span> étaient indispensable, je pense, pour le chef de projet et pour l'équipe car nous savions où nous en étions.</text:p>
      <text:p text:style-name="Text_20_body"/>
      <text:p text:style-name="Text_20_body"><text:tab/>Ce que je reprocherais au projet serait son sujet. On nous demande de réfléchir à la réorganisation d'une entreprise dont nous ne connaissons pas le cœur de métier à l'aide d'une méthode que nous ne maîtrisons pas. Le plus dur pour moi fut de m'imprégner du sujet avec uniquement 4h par semaine. L'entreprise GSTP, ce qu'elle fait, son organisation, son fonctionnement, tout ceci reste tellement abstrait et, lors de la dernière séance, lorsqu'on nous a dit que virer 60 personnes risquait de poser quelques problèmes sociaux, nous nous sommes rendu compte qu'en fait il y avait une réalité derrière ça. Le projet, le fait de se concentrer sur les livrables tout en restant confiné dans une salle, ne nous aide pas pour nous rattacher à la réalité de l'entreprise je trouve. Peut-être que c'est vraiment de cette façon que travaillent certains dans la vie mais je n'ai pas réussi à le ressentir.</text:p>
      <text:p text:style-name="Text_20_body"/>
      <text:p text:style-name="Text_20_body"><text:tab/>Au niveau du travail en dehors des séances, il fut tout à fait raisonnable car nous avons été plutôt efficace en séance. Certes, la charge du RQ a été supérieure à celle des autres membres de l'équipe mais c'est plus gratifiant car on se pose des questions sur des choses concrètes, sur la mise en forme et non plus sur le moyen d'expliquer ce que l'on ne comprend pas. Par ailleurs, on voit les réflexions qu'on<text:span text:style-name="T1">t</text:span> eu les autres et les différences de point de vue.</text:p>
      <text:p text:style-name="Text_20_body"/>
      <text:p text:style-name="Text_20_body"><text:tab/>Pour conclure, ce fut un projet qui m'a aidé à voir l'importance de la conduite de projet et les réflexions que l'on a lorsqu'on veut restructurer une entreprise. Mais étant donné que ce n'est pas du tout le secteur dans lequel je veux me diriger à la sortie de l'INSA, les retours que j'ai sur la mise en place d'un ERP sont assez fa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itiot Billy</meta:initial-creator>
    <meta:creation-date>2011-03-08T18:42:29.75</meta:creation-date>
    <dc:date>2011-03-11T15:57:14</dc:date>
    <dc:creator>Billy </dc:creator>
    <meta:editing-duration>PT00H26M02S</meta:editing-duration>
    <meta:editing-cycles>2</meta:editing-cycles>
    <meta:generator>OpenOffice.org/3.2$Unix OpenOffice.org_project/320m19$Build-9505</meta:generator>
    <meta:document-statistic meta:table-count="0" meta:image-count="0" meta:object-count="0" meta:page-count="1" meta:paragraph-count="6" meta:word-count="458" meta:character-count="2584"/>
  </office:meta>
</office:document-meta>
</file>